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9" style:family="graphic" style:parent-style-name="standard">
      <style:graphic-properties draw:textarea-vertical-align="middle" draw:auto-grow-height="false" fo:min-height="0.372cm" fo:min-width="1.668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outline1">
      <style:graphic-properties draw:fill-color="#f10d0c" fo:min-height="3.67cm" text:animation-delay="P0D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 draw:fill-color="#ffffff"/>
      <style:text-properties fo:color="#000000" fo:font-size="18pt" fo:font-style="italic" fo:background-color="#81d41a" style:font-style-asian="italic" style:font-style-complex="italic"/>
    </style:style>
    <style:style style:name="P5" style:family="paragraph">
      <loext:graphic-properties draw:fill="none" draw:fill-color="#ffffff"/>
      <style:text-properties fo:color="#000000" fo:font-size="18pt" style:font-size-asian="24pt" style:font-size-complex="2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10d0c"/>
      <style:text-properties fo:font-size="14pt" style:font-size-asian="14pt" style:font-size-complex="14pt"/>
    </style:style>
    <style:style style:name="P8" style:family="paragraph">
      <style:text-properties fo:color="#000000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use-window-font-color="tru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Liberation Sans1" fo:font-size="13pt" style:font-size-asian="13pt" style:font-size-complex="13pt"/>
    </style:style>
    <style:style style:name="P16" style:family="paragraph">
      <style:text-properties fo:font-size="14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style:use-window-font-color="true" fo:background-color="#81d41a"/>
    </style:style>
    <style:style style:name="P19" style:family="paragraph">
      <loext:graphic-properties draw:fill="none" draw:fill-color="#ffffff"/>
      <style:text-properties fo:color="#c9211e"/>
    </style:style>
    <style:style style:name="P20" style:family="paragraph">
      <style:text-properties fo:font-size="16pt" fo:background-color="transparent" style:font-size-asian="16pt" style:font-size-complex="16pt"/>
    </style:style>
    <style:style style:name="T1" style:family="text">
      <style:text-properties fo:font-size="2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2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" style:family="text">
      <style:text-properties style:font-size-asian="24pt"/>
    </style:style>
    <style:style style:name="T4" style:family="text">
      <style:text-properties fo:font-size="32pt" style:font-size-asian="18pt" style:font-size-complex="18pt"/>
    </style:style>
    <style:style style:name="T5" style:family="text">
      <style:text-properties fo:font-size="26pt" style:font-size-asian="20pt" style:font-size-complex="20pt"/>
    </style:style>
    <style:style style:name="T6" style:family="text">
      <style:text-properties fo:color="#ff0000" fo:font-size="26pt" style:font-size-asian="20pt" style:font-size-complex="20pt"/>
    </style:style>
    <style:style style:name="T7" style:family="text">
      <style:text-properties fo:color="#c9211e" fo:font-size="26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6pt" fo:font-weight="bold" style:font-size-asian="20pt" style:font-weight-asian="bold" style:font-size-complex="20pt" style:font-weight-complex="bold"/>
    </style:style>
    <style:style style:name="T11" style:family="text">
      <style:text-properties style:use-window-font-color="true" fo:font-size="26pt" fo:background-color="#81d41a" style:font-size-asian="20pt" style:font-size-complex="20pt"/>
    </style:style>
    <style:style style:name="T12" style:family="text">
      <style:text-properties fo:color="#000000" fo:font-size="18pt" fo:font-style="italic" fo:background-color="#81d41a" style:font-style-asian="italic" style:font-style-complex="italic"/>
    </style:style>
    <style:style style:name="T13" style:family="text">
      <style:text-properties fo:color="#000000" fo:font-size="18pt" style:font-size-asian="24pt" style:font-size-complex="2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0000" fo:font-size="14pt" fo:background-color="transparent" style:font-size-asian="14pt" style:font-size-complex="14pt"/>
    </style:style>
    <style:style style:name="T16" style:family="text">
      <style:text-properties fo:font-size="14pt" fo:background-color="#81d41a" style:font-size-asian="14pt" style:font-size-complex="14pt"/>
    </style:style>
    <style:style style:name="T17" style:family="text">
      <style:text-properties fo:color="#ff0000" fo:font-size="14pt" style:font-size-asian="14pt" style:font-size-complex="14pt"/>
    </style:style>
    <style:style style:name="T18" style:family="text">
      <style:text-properties fo:color="#ff0000" fo:font-size="14pt" fo:background-color="#81d41a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81d41a" style:font-size-asian="14pt" style:font-size-complex="14pt" style:text-emphasize="none" style:font-relief="none" style:text-overline-style="none" style:text-overline-color="font-color"/>
    </style:style>
    <style:style style:name="T22" style:family="text">
      <style:text-properties fo:font-size="28pt" style:font-size-asian="16pt" style:font-size-complex="16pt"/>
    </style:style>
    <style:style style:name="T23" style:family="text">
      <style:text-properties fo:color="#c9211e" fo:font-size="14pt" style:font-size-asian="14pt" style:font-size-complex="14pt"/>
    </style:style>
    <style:style style:name="T24" style:family="text">
      <style:text-properties fo:font-size="14pt" fo:font-style="italic" style:text-underline-style="solid" style:text-underline-width="auto" style:text-underline-color="font-color" fo:background-color="#81d41a" style:font-size-asian="14pt" style:font-style-asian="italic" style:font-size-complex="14pt" style:font-style-complex="italic"/>
    </style:style>
    <style:style style:name="T25" style:family="text">
      <style:text-properties style:use-window-font-color="true" fo:font-size="14pt" fo:font-style="italic" style:text-underline-style="solid" style:text-underline-width="auto" style:text-underline-color="font-color" fo:background-color="#81d41a" style:font-size-asian="14pt" style:font-style-asian="italic" style:font-size-complex="14pt" style:font-style-complex="italic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00" fo:font-size="16pt" fo:background-color="#81d41a" style:font-size-asian="16pt" style:font-size-complex="16pt"/>
    </style:style>
    <style:style style:name="T29" style:family="text">
      <style:text-properties fo:color="#000000" fo:font-size="16pt" style:font-size-asian="16pt" style:font-size-complex="16pt"/>
    </style:style>
    <style:style style:name="T30" style:family="text">
      <style:text-properties fo:color="#ff0000" fo:font-size="16pt" style:font-size-asian="16pt" style:font-size-complex="16pt"/>
    </style:style>
    <style:style style:name="T31" style:family="text">
      <style:text-properties style:use-window-font-color="true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7" style:family="text">
      <style:text-properties style:font-name="Liberation Sans1" fo:font-size="13pt" fo:background-color="#81d41a" style:font-size-asian="13pt" style:font-size-complex="13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font-size="14pt"/>
    </style:style>
    <style:style style:name="T40" style:family="text">
      <style:text-properties fo:font-size="14pt" fo:background-color="#81d41a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81d41a" style:text-emphasize="none" style:font-relief="none" style:text-overline-style="none" style:text-overline-color="font-color"/>
    </style:style>
    <style:style style:name="T43" style:family="text">
      <style:text-properties fo:font-size="14pt" fo:font-weight="bold" style:font-weight-asian="bold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81d41a" style:font-size-asian="22pt" style:font-size-complex="22pt" style:text-emphasize="none" style:font-relief="none" style:text-overline-style="none" style:text-overline-color="font-color"/>
    </style:style>
    <style:style style:name="T47" style:family="text">
      <style:text-properties style:use-window-font-color="true" fo:background-color="#81d41a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style:letter-kerning="true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4" style:family="text">
      <style:text-properties fo:font-size="16pt" fo:background-color="#81d41a" style:font-size-asian="16pt" style:font-size-complex="16pt"/>
    </style:style>
    <style:style style:name="T55" style:family="text">
      <style:text-properties fo:color="#c9211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57" style:family="text">
      <style:text-properties fo:color="#c9211e" fo:font-size="16pt" style:font-size-asian="16pt" style:font-size-complex="16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size-asian="16pt" style:font-style-asian="italic" style:font-size-complex="16pt" style:font-style-complex="italic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65" style:family="text">
      <style:text-properties fo:font-size="16pt" fo:background-color="transparent" style:font-size-asian="16pt" style:font-size-complex="16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c9211e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ypedef and the template factory<text:line-break/><text:tab/><text:tab/><text:tab/><text:tab/><text:tab/><text:span text:style-name="T1">...</text:span><text:span text:style-name="T2">otherwise known as metaprogramming</text:span>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<text:span text:style-name="T3">A collection of C++ code to trick your compiler </text:span><text:span text:style-name="T3"><text:line-break/></text:span><text:span text:style-name="T3">By Rémi Drolet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4">First lesson : Template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s a programmer, all you can do is writing classes and functions. Template is the way to generalize both.</text:p>
                <text:p>It was however clunky to use before the introduction of C++11 and the variadic template. </text:p>
              </text:list-item>
              <text:list-item>
                <text:p>We will do a quick recap lesson on template on the next sli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1.295cm" svg:x="1.27cm" svg:y="3.302cm" presentation:class="outline" presentation:user-transformed="true">
          <draw:text-box>
            <text:list text:style-name="L2">
              <text:list-item>
                <text:p text:style-name="P3"><text:span text:style-name="T5">template&lt;typename T, typename U&gt;</text:span><text:span text:style-name="T5"><text:line-break/></text:span><text:span text:style-name="T5">struct pair{ T first; U second;};</text:span></text:p>
              </text:list-item>
              <text:list-item>
                <text:p><text:span text:style-name="T5">template&lt;typename T, typename </text:span><text:span text:style-name="T6">Alloc </text:span><text:span text:style-name="T5">= std::allocator&lt;T&gt;&gt;</text:span><text:span text:style-name="T5"><text:line-break/></text:span><text:span text:style-name="T5">class vector;</text:span></text:p>
              </text:list-item>
              <text:list-item>
                <text:p><text:span text:style-name="T5">Template&lt;typename T, T val &gt;</text:span><text:span text:style-name="T5"><text:line-break/></text:span><text:span text:style-name="T5">struct integral_constant </text:span><text:span text:style-name="T5"><text:line-break/></text:span><text:span text:style-name="T5">{typedef integral_constant type; </text:span><text:span text:style-name="T5"><text:line-break/></text:span><text:span text:style-name="T5"> static constexpr </text:span><text:span text:style-name="T7">T</text:span><text:span text:style-name="T5"> value = </text:span><text:span text:style-name="T7">val</text:span><text:span text:style-name="T5">; } ; </text:span></text:p>
              </text:list-item>
              <text:list-item>
                <text:p><text:span text:style-name="T8">template&lt;typename T,typename </text:span><text:span text:style-name="T9">U</text:span><text:span text:style-name="T8">&gt;</text:span><text:span text:style-name="T8"><text:line-break/></text:span><text:span text:style-name="T8">struct my_specialization {};</text:span><text:span text:style-name="T8"><text:line-break/></text:span><text:span text:style-name="T8">template&lt;typename </text:span><text:span text:style-name="T9">T</text:span><text:span text:style-name="T8">&gt;</text:span><text:span text:style-name="T8"><text:line-break/></text:span><text:span text:style-name="T8">struct </text:span><text:span text:style-name="T5">my_specialization&lt;int,</text:span><text:span text:style-name="T10">T</text:span><text:span text:style-name="T5">&gt;{};</text:span></text:p>
              </text:list-item>
              <text:list-item>
                <text:p><text:span text:style-name="T5">template&lt;typename … Ts&gt;</text:span><text:span text:style-name="T5"><text:line-break/></text:span><text:span text:style-name="T5">struct type_list{}</text:span><text:span text:style-name="T11">; //Remember this one</text:span><text:span text:style-name="T5"><text:line-break/></text:span><text:span text:style-name="T5">template&lt;typename First, typename … Rest&gt;</text:span><text:span text:style-name="T5"><text:line-break/></text:span><text:span text:style-name="T5">struct type_list&lt;</text:span><text:span text:style-name="T7">First</text:span><text:span text:style-name="T5">,Rest...&gt;{ typedef </text:span><text:span text:style-name="T7">First</text:span><text:span text:style-name="T5"> first;};</text:span></text:p>
              </text:list-item>
            </text:list>
          </draw:text-box>
        </draw:frame>
        <draw:frame draw:style-name="gr2" draw:text-style-name="P4" draw:layer="layout" svg:width="12.25cm" svg:height="1.673cm" svg:x="11.684cm" svg:y="9.144cm">
          <draw:text-box>
            <text:p><text:span text:style-name="T12">Caution : Type alias naming can be mixed</text:span><text:span text:style-name="T12"><text:line-break/></text:span><text:span text:style-name="T12">between specialization.</text:span></text:p>
          </draw:text-box>
        </draw:frame>
        <draw:frame draw:style-name="gr3" draw:text-style-name="P4" draw:layer="layout" svg:width="8.825cm" svg:height="0.962cm" svg:x="15.051cm" svg:y="12.5cm">
          <draw:text-box>
            <text:p><text:span text:style-name="T12">type_list&lt;&gt;::type doesn’t exist</text:span></text:p>
          </draw:text-box>
        </draw:frame>
        <draw:frame draw:style-name="gr4" draw:text-style-name="P4" draw:layer="layout" svg:width="12.707cm" svg:height="0.962cm" svg:x="14.979cm" svg:y="13.462cm">
          <draw:text-box>
            <text:p><text:span text:style-name="T12">type_list&lt;int,float,char&gt;::type is the first one</text:span></text:p>
          </draw:text-box>
        </draw:frame>
        <draw:frame draw:style-name="gr5" draw:text-style-name="P4" draw:layer="layout" svg:width="15.441cm" svg:height="1.673cm" svg:x="11.483cm" svg:y="6.455cm">
          <draw:text-box>
            <text:p><text:span text:style-name="T12">Typedef integral_constant&lt;bool,true&gt; true_type;</text:span><text:span text:style-name="T12"><text:line-break/></text:span><text:span text:style-name="T12">typedef integral_constant&lt;unsigned int, 4&gt; four_type;</text:span></text:p>
          </draw:text-box>
        </draw:frame>
        <draw:frame draw:style-name="gr6" draw:text-style-name="P5" draw:layer="layout" svg:width="25.654cm" svg:height="0.962cm" svg:x="1.524cm" svg:y="1.832cm">
          <draw:text-box>
            <text:p><text:span text:style-name="T13">Valid template example :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10-20T21:38:51</dc:date>
          <text:p>Separate it in multiple slide</text:p>
          <text:p/>
        </officeooo:annotation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Invalid Template Declaration</text:p>
          </draw:text-box>
        </draw:frame>
        <draw:frame presentation:style-name="pr5" draw:text-style-name="P6" draw:layer="layout" svg:width="12.297cm" svg:height="10.132cm" svg:x="1.4cm" svg:y="4.6cm" presentation:class="outline" presentation:user-transformed="true">
          <draw:text-box>
            <text:list text:style-name="L2">
              <text:list-item>
                <text:p text:style-name="P3"><text:span text:style-name="T14">template&lt;typename ... Ts&gt;</text:span><text:span text:style-name="T14"><text:line-break/></text:span><text:span text:style-name="T14">struct dont_compile{ typedef </text:span><text:span text:style-name="T15">Ts...</text:span><text:span text:style-name="T14"> type;}; </text:span><text:span text:style-name="T14"><text:line-break/></text:span><text:span text:style-name="T16">// typedef can only be one type</text:span></text:p>
              </text:list-item>
              <text:list-item>
                <text:p text:style-name="P3"><text:span text:style-name="T14">template&lt;typename ...&gt; struct error_;</text:span><text:span text:style-name="T14"><text:line-break/></text:span><text:span text:style-name="T14">template&lt;</text:span><text:span text:style-name="T17">typename T = int</text:span><text:span text:style-name="T14">&gt; struct error_&lt;T&gt;{}; </text:span><text:span text:style-name="T14"><text:line-break/></text:span><text:span text:style-name="T16">// forbidden default specialization</text:span></text:p>
              </text:list-item>
              <text:list-item>
                <text:p text:style-name="P3"><text:span text:style-name="T14">template&lt; </text:span><text:span text:style-name="T17">typename ...Ts, typename T = int</text:span><text:span text:style-name="T14">&gt;</text:span><text:span text:style-name="T14"><text:line-break/></text:span><text:span text:style-name="T14">struct problem{};</text:span><text:span text:style-name="T14"><text:line-break/></text:span><text:span text:style-name="T16">// Both template argument must be the last</text:span></text:p>
              </text:list-item>
              <text:list-item>
                <text:p><text:span text:style-name="T14">template&lt;</text:span><text:span text:style-name="T17">typename … Ts, typename ... Us</text:span><text:span text:style-name="T14"> &gt;</text:span><text:span text:style-name="T14"><text:line-break/></text:span><text:span text:style-name="T14">struct good_try; </text:span><text:span text:style-name="T14"><text:line-break/></text:span><text:span text:style-name="T16">// in good_try&lt;int,float,int&gt;, cannot know where the Us begin</text:span></text:p>
              </text:list-item>
            </text:list>
          </draw:text-box>
        </draw:frame>
        <draw:frame presentation:style-name="pr5" draw:text-style-name="P6" draw:layer="layout" svg:width="12.297cm" svg:height="8.219cm" svg:x="14.313cm" svg:y="4.6cm" presentation:class="outline">
          <draw:text-box>
            <text:list text:style-name="L2">
              <text:list-item>
                <text:p text:style-name="P3"><text:span text:style-name="T14">template&lt;unsigned int V&gt; struct ui{};</text:span><text:span text:style-name="T14"><text:line-break/></text:span><text:span text:style-name="T14">ui&lt;</text:span><text:span text:style-name="T17">-1</text:span><text:span text:style-name="T14">&gt; v{}; </text:span><text:span text:style-name="T14"><text:line-break/></text:span><text:span text:style-name="T16">// clang crash, GCC ui&lt;</text:span><text:span text:style-name="T18">4294967295</text:span><text:span text:style-name="T16">&gt;</text:span></text:p>
              </text:list-item>
              <text:list-item>
                <text:p text:style-name="P3"><text:span text:style-name="T19">template&lt;char… c&gt; struct str_type{};</text:span><text:span text:style-name="T19"><text:line-break/></text:span><text:span text:style-name="T19">str_type&lt;</text:span><text:span text:style-name="T20">”Hello World”</text:span><text:span text:style-name="T19">&gt; </text:span><text:span text:style-name="T19"><text:line-break/></text:span><text:span text:style-name="T21">// only recent compiler support it, non-standard</text:span><text:span text:style-name="T21"><text:line-break/></text:span><text:span text:style-name="T21">str_type&lt;’H’,’</text:span><text:span text:style-name="T16">e’’,’l’,’l’,’o’,’ ‘,’W’,’o’,’r’,’l’,’d’,’\0’&gt;</text:span><text:span text:style-name="T16"><text:line-break/></text:span><text:span text:style-name="T16">// … works….</text:span></text:p>
              </text:list-item>
              <text:list-item>
                <text:p><text:span text:style-name="T14">integral_constant&lt;</text:span><text:span text:style-name="T17">float,0.5f</text:span><text:span text:style-name="T14">&gt; half{};</text:span><text:span text:style-name="T14"><text:line-break/></text:span><text:span text:style-name="T16">// crash because might not be equal to integral_constant&lt;float,(1.0f / 2.0f)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4T15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22">Second Lesson : Standard tool</text:span></text:p>
          </draw:text-box>
        </draw:frame>
        <draw:frame presentation:style-name="pr9" draw:text-style-name="P7" draw:layer="layout" svg:width="12.297cm" svg:height="8.1cm" svg:x="1.4cm" svg:y="4.6cm" presentation:class="outline" presentation:user-transformed="true">
          <draw:text-box>
            <text:list text:style-name="L2">
              <text:list-header>
                <text:p><text:span text:style-name="T19">template&lt;typename T, typename U&gt;</text:span><text:span text:style-name="T19"><text:line-break/></text:span><text:span text:style-name="T19">struct is_same : false_type{};</text:span><text:span text:style-name="T19"><text:line-break/></text:span><text:span text:style-name="T14">template&lt;typename T&gt;</text:span><text:span text:style-name="T14"><text:line-break/></text:span><text:span text:style-name="T14">struct is_same</text:span><text:span text:style-name="T23">&lt;T,T&gt;</text:span><text:span text:style-name="T14"> : true_type{};</text:span><text:span text:style-name="T14"><text:line-break/></text:span><text:span text:style-name="T14"><text:line-break/></text:span><text:span text:style-name="T24">//is_same&lt;int,float&gt;::value == false;</text:span></text:p>
              </text:list-header>
              <text:list-item>
                <text:p><text:span text:style-name="T14">template&lt;typename ... Ts&gt;</text:span><text:span text:style-name="T14"><text:line-break/></text:span><text:span text:style-name="T14">struct special{};</text:span><text:span text:style-name="T14"><text:line-break/></text:span><text:span text:style-name="T14">template&lt;&gt;</text:span><text:span text:style-name="T14"><text:line-break/></text:span><text:span text:style-name="T14">struct special&lt;</text:span><text:span text:style-name="T23">int</text:span><text:span text:style-name="T14">&gt;{};</text:span><text:span text:style-name="T14"><text:line-break/></text:span><text:span text:style-name="T25">// Specialization for only one int</text:span><text:span text:style-name="T14"><text:line-break/></text:span><text:span text:style-name="T14">template&lt;typename S,typename … Ts&gt;</text:span><text:span text:style-name="T14"><text:line-break/></text:span><text:span text:style-name="T14">struct special&lt;</text:span><text:span text:style-name="T23">int,S,Ts...</text:span><text:span text:style-name="T14">&gt;{}; </text:span><text:span text:style-name="T14"><text:line-break/></text:span><text:span text:style-name="T24">//Did we just specilaze for any typelist ?</text:span><text:span text:style-name="T26"> </text:span></text:p>
              </text:list-item>
            </text:list>
          </draw:text-box>
        </draw:frame>
        <draw:frame presentation:style-name="pr5" draw:text-style-name="P8" draw:layer="layout" svg:width="12.297cm" svg:height="8.219cm" svg:x="14.313cm" svg:y="4.6cm" presentation:class="outline" presentation:user-transformed="true">
          <draw:text-box>
            <text:list text:style-name="L2">
              <text:list-header>
                <text:p><text:span text:style-name="T27">Boost::TypeTrait introduced the “concept” of everything to be inherited from integral_constant&lt;T,T val&gt;. </text:span><text:span text:style-name="T27"><text:line-break/></text:span><text:span text:style-name="T27">#include &lt;type_trait&gt; is based on the same idea.</text:span><text:span text:style-name="T27"><text:line-break/></text:span><text:span text:style-name="T27"><text:line-break/></text:span><text:span text:style-name="T27"><text:line-break/></text:span><text:span text:style-name="T27">Before the introduction of variadic … , the only possibility is to have</text:span><text:span text:style-name="T27"><text:line-break/></text:span><text:span text:style-name="T27">template&lt;typename T, typename Itself = void&gt;</text:span><text:span text:style-name="T27"><text:line-break/></text:span><text:span text:style-name="T27">struct ts{ typedef Itself next; typedef T type;};</text:span><text:span text:style-name="T27"><text:line-break/></text:span><text:span text:style-name="T27"><text:line-break/></text:span><text:span text:style-name="T27">// ts&lt;int,ts&lt;float,ts&lt;double&gt;&gt;&gt;</text:span><text:span text:style-name="T27"><text:line-break/></text:span><text:span text:style-name="T27">It was annoying to say the least, so it was </text:span><text:span text:style-name="T27"><text:line-break/></text:span><text:span text:style-name="T27">internalized. Now the … is the fancy interface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4T15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Third lesson : Interface is horrible</text:p>
          </draw:text-box>
        </draw:frame>
        <draw:frame draw:style-name="gr7" draw:text-style-name="P9" draw:layer="layout" svg:width="13.716cm" svg:height="6.521cm" svg:x="1.27cm" svg:y="4.826cm">
          <draw:text-box>
            <text:p><text:span text:style-name="T28">Let’s see the implementation of std::conditional</text:span><text:span text:style-name="T29"><text:line-break/></text:span><text:span text:style-name="T29"><text:line-break/></text:span><text:span text:style-name="T29">template&lt;bool B, class T, class F&gt;</text:span></text:p>
            <text:p><text:span text:style-name="T29">struct conditional </text:span></text:p>
            <text:p><text:span text:style-name="T29">{ typedef T type; }; </text:span></text:p>
            <text:p><text:span text:style-name="T29">template&lt;class T, class F&gt;</text:span></text:p>
            <text:p><text:span text:style-name="T29">struct conditional</text:span><text:span text:style-name="T30">&lt;false, T, F&gt;</text:span><text:span text:style-name="T29"> </text:span><text:span text:style-name="T29"><text:line-break/></text:span><text:span text:style-name="T29">{ typedef F type; };</text:span><text:span text:style-name="T29"><text:line-break/></text:span><text:span text:style-name="T29"><text:line-break/></text:span><text:span text:style-name="T29">std::conditional&lt;false,int,float&gt;::type var = 0.0f;</text:span></text:p>
          </draw:text-box>
        </draw:frame>
        <draw:frame draw:style-name="gr8" draw:text-style-name="P9" draw:layer="layout" svg:width="12.446cm" svg:height="9.494cm" svg:x="14.986cm" svg:y="4.826cm">
          <draw:text-box>
            <text:p><text:span text:style-name="T28">Let’s improve it.</text:span><text:span text:style-name="T29"><text:line-break/></text:span><text:span text:style-name="T29"><text:line-break/></text:span><text:span text:style-name="T29">template&lt;bool B&gt;</text:span><text:span text:style-name="T29"><text:line-break/></text:span><text:span text:style-name="T29">struct if_</text:span></text:p>
            <text:p><text:span text:style-name="T29">{ template&lt;typename T, typename F&gt;</text:span><text:span text:style-name="T29"><text:line-break/></text:span><text:span text:style-name="T29"> <text:s/>struct f {typedef T type;};</text:span><text:span text:style-name="T29"><text:line-break/></text:span><text:span text:style-name="T29">};</text:span><text:span text:style-name="T29"><text:line-break/></text:span><text:span text:style-name="T29">template&lt;&gt;</text:span><text:span text:style-name="T29"><text:line-break/></text:span><text:span text:style-name="T29">struct if_&lt;false&gt;</text:span><text:span text:style-name="T29"><text:line-break/></text:span><text:span text:style-name="T29">{ template &lt;typename T, typename F&gt;</text:span><text:span text:style-name="T29"><text:line-break/></text:span><text:span text:style-name="T29"> <text:s/>struct f {typedef F type;};</text:span><text:span text:style-name="T29"><text:line-break/></text:span><text:span text:style-name="T29">};</text:span><text:span text:style-name="T29"><text:line-break/></text:span><text:span text:style-name="T29"><text:line-break/></text:span><text:span text:style-name="T29">if_&lt;</text:span><text:span text:style-name="T30">false</text:span><text:span text:style-name="T29">&gt;::template f&lt;</text:span><text:span text:style-name="T30">int,float</text:span><text:span text:style-name="T29">&gt;::type var = 0.0f;</text:span></text:p>
          </draw:text-box>
        </draw:frame>
        <draw:custom-shape draw:style-name="gr9" draw:text-style-name="P10" draw:layer="layout" svg:width="3.302cm" svg:height="1.524cm" svg:x="11.43cm" svg:y="12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11" draw:layer="layout" svg:width="7.874cm" svg:height="0.962cm" svg:x="3.048cm" svg:y="12.954cm">
          <draw:text-box>
            <text:p><text:span text:style-name="T31">We need to interface tha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4T15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ut how to interface !?</text:p>
          </draw:text-box>
        </draw:frame>
        <draw:frame presentation:style-name="pr10" draw:text-style-name="P12" draw:layer="layout" svg:width="12.297cm" svg:height="3.92cm" svg:x="1.4cm" svg:y="4.6cm" presentation:class="outline">
          <draw:text-box>
            <text:list text:style-name="L2">
              <text:list-item>
                <text:p><text:span text:style-name="T32">It’s interesting that the internal struct f can be specialized. </text:span></text:p>
              </text:list-item>
            </text:list>
          </draw:text-box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This method was first developed by Odin Holmes, co-author of kvasir::mpl. Available in the library Boost(not yet!).TMP. </text:p>
              </text:list-item>
            </text:list>
          </draw:text-box>
        </draw:frame>
        <draw:frame presentation:style-name="pr10" draw:text-style-name="P12" draw:layer="layout" svg:width="12.297cm" svg:height="3.92cm" svg:x="1.4cm" svg:y="8.893cm" presentation:class="outline">
          <draw:text-box>
            <text:list text:style-name="L2">
              <text:list-item>
                <text:p><text:span text:style-name="T32">If we change type_list&lt;T, Ts...&gt; for the first template to represent instructions instead of data, we can internalize all of the ugly ::template f&lt;&gt;::typ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5T19">
        <draw:frame presentation:style-name="pr8" draw:layer="layout" svg:width="25.199cm" svg:height="2.629cm" svg:x="1.4cm" svg:y="1.571cm" presentation:class="title">
          <draw:text-box>
            <text:p>Just liste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ompetition : Boost::mpl</text:span></text:p>
          </draw:text-box>
        </draw:frame>
        <draw:frame presentation:style-name="pr5" draw:text-style-name="P12" draw:layer="layout" svg:width="14.602cm" svg:height="8.219cm" svg:x="1.4cm" svg:y="4.6cm" presentation:class="outline" presentation:user-transformed="true">
          <draw:text-box>
            <text:list text:style-name="L2">
              <text:list-header>
                <text:p><text:span text:style-name="T32">template&lt; typename N &gt; struct is_odd : bool_&lt;(N::value % 2)&gt; {};</text:span></text:p>
                <text:p><text:span text:style-name="T32">typedef partition&lt;</text:span></text:p>
                <text:p><text:span text:style-name="T32"><text:s text:c="6"/></text:span><text:span text:style-name="T32">range_c&lt;int,0,10&gt;</text:span></text:p>
                <text:p><text:span text:style-name="T32"><text:s text:c="4"/></text:span><text:span text:style-name="T32">, is_odd&lt;_1&gt;</text:span></text:p>
                <text:p><text:span text:style-name="T32"><text:s text:c="4"/></text:span><text:span text:style-name="T32">, back_inserter&lt; vector&lt;&gt; &gt;</text:span></text:p>
                <text:p><text:span text:style-name="T32"><text:s text:c="4"/></text:span><text:span text:style-name="T32">, back_inserter&lt; vector&lt;&gt; &gt;</text:span></text:p>
                <text:p><text:span text:style-name="T32"><text:s text:c="4"/></text:span><text:span text:style-name="T32">&gt;::type r;</text:span></text:p>
                <text:p><text:span text:style-name="T32">BOOST_MPL_ASSERT(( equal&lt; r::first, vector_c&lt;int,1,3,5,7,9&gt; &gt; ));</text:span></text:p>
                <text:p><text:span text:style-name="T32">BOOST_MPL_ASSERT(( equal&lt; r::second, vector_c&lt;int,0,2,4,6,8&gt; &gt; ));</text:span></text:p>
              </text:list-header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item>
                <text:p><text:span text:style-name="T32">Oldest library</text:span></text:p>
              </text:list-item>
              <text:list-item>
                <text:p><text:span text:style-name="T32">No variadic template, all recursive template</text:span></text:p>
              </text:list-item>
              <text:list-item>
                <text:p><text:span text:style-name="T32">_1, _2, ... as index getter</text:span></text:p>
              </text:list-item>
              <text:list-item>
                <text:p><text:span text:style-name="T32">Limited, but exemplary, focus on binding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ompetition : Boost::Hana</text:span></text:p>
          </draw:text-box>
        </draw:frame>
        <draw:frame presentation:style-name="pr5" draw:text-style-name="P12" draw:layer="layout" svg:width="14.602cm" svg:height="8.219cm" svg:x="1.4cm" svg:y="4.6cm" presentation:class="outline" presentation:user-transformed="true">
          <draw:text-box>
            <text:list text:style-name="L2">
              <text:list-header>
                <text:p><text:span text:style-name="T32">constexpr auto is_integral = hana::compose(</text:span><text:span text:style-name="T32"><text:line-break/></text:span><text:span text:style-name="T32">hana::trait&lt;std::is_integral&gt;, hana::decltype_);</text:span></text:p>
                <text:p><text:span text:style-name="T32">static_assert(hana::filter(</text:span><text:span text:style-name="T32"><text:line-break/></text:span><text:span text:style-name="T32">hana::make_tuple(1, 2.0, 3, 4.0), is_integral) == hana::make_tuple(1, 3), "");</text:span></text:p>
                <text:p><text:span text:style-name="T32">static_assert(hana::filter(hana::just(3), is_integral) == hana::just(3), "");</text:span></text:p>
                <text:p><text:span text:style-name="T32">BOOST_HANA_CONSTANT_CHECK(hana::filter(hana::just(3.0), is_integral) == hana::nothing);</text:span></text:p>
              </text:list-header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item>
                <text:p><text:span text:style-name="T32">Focus on heterogenous container and their functions</text:span></text:p>
              </text:list-item>
              <text:list-item>
                <text:p><text:span text:style-name="T32">Tag dispatching</text:span></text:p>
              </text:list-item>
              <text:list-item>
                <text:p><text:span text:style-name="T32">Minimum C++14</text:span></text:p>
              </text:list-item>
              <text:list-item>
                <text:p><text:span text:style-name="T14">BOOST_HANA_CONSTEXPR_LAMBDA auto str = BOOST_HANA_STRING("abcdef");</text:span></text:p>
              </text:list-item>
              <text:list-item>
                <text:p><text:span text:style-name="T14">“</text:span><text:span text:style-name="T14">Standard”</text:span></text:p>
              </text:list-item>
              <text:list-item>
                <text:p><text:span text:style-name="T14">Available on Compiler explor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ompetition : Brigand</text:span></text:p>
          </draw:text-box>
        </draw:frame>
        <draw:frame presentation:style-name="pr5" draw:text-style-name="P12" draw:layer="layout" svg:width="14.602cm" svg:height="8.219cm" svg:x="1.4cm" svg:y="4.6cm" presentation:class="outline" presentation:user-transformed="true">
          <draw:text-box>
            <text:list text:style-name="L2">
              <text:list-header>
                <text:p><text:span text:style-name="T32">using remove_test_int_list = brigand::integral_list&lt;std::uint32_t, 1, 0, 0, 2&gt;;</text:span><text:span text:style-name="T32"><text:line-break/></text:span><text:span text:style-name="T32"><text:line-break/></text:span><text:span text:style-name="T32">static_assert(</text:span><text:span text:style-name="T32"><text:line-break/></text:span><text:span text:style-name="T32">std::is_same&lt;</text:span><text:span text:style-name="T32"><text:line-break/></text:span><text:span text:style-name="T32"><text:tab/></text:span><text:span text:style-name="T32">brigand::remove_if&lt;remove_test_int_list, </text:span><text:span text:style-name="T32"><text:tab/></text:span><text:span text:style-name="T32"><text:tab/></text:span><text:span text:style-name="T32">brigand::not_&lt;brigand::_1&gt;&gt;,</text:span><text:span text:style-name="T32"><text:line-break/></text:span><text:span text:style-name="T32"><text:tab/></text:span><text:span text:style-name="T32">brigand::list&lt;</text:span><text:span text:style-name="T32"><text:tab/></text:span><text:span text:style-name="T32">brigand::uint32_t&lt;1&gt;,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brigand::uint32_t&lt;2&gt;&gt;</text:span><text:span text:style-name="T32"><text:line-break/></text:span><text:span text:style-name="T32">&gt;::value, "”);</text:span><text:span text:style-name="T32"><text:line-break/></text:span><text:span text:style-name="T32"><text:line-break/></text:span><text:span text:style-name="T32">// Remove everything that the conversion to bool_t is not true_type </text:span></text:p>
              </text:list-header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header>
                <text:p><text:span text:style-name="T32">Similar syntax due to being the Second library of Odin Holmes</text:span></text:p>
              </text:list-header>
              <text:list-item>
                <text:p><text:span text:style-name="T32">Available on compiler explorer</text:span></text:p>
              </text:list-item>
              <text:list-item>
                <text:p><text:span text:style-name="T32">Focus on Bind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ompetition : kvasir::mpl</text:span></text:p>
          </draw:text-box>
        </draw:frame>
        <draw:frame presentation:style-name="pr5" draw:text-style-name="P12" draw:layer="layout" svg:width="14.602cm" svg:height="8.219cm" svg:x="1.4cm" svg:y="4.6cm" presentation:class="outline" presentation:user-transformed="true">
          <draw:text-box>
            <text:list text:style-name="L2">
              <text:list-header>
                <text:p><text:span text:style-name="T32">template &lt;typename T&gt;</text:span><text:span text:style-name="T32"><text:line-break/></text:span><text:span text:style-name="T32">using less_than_5 = bool_&lt;(T::value &lt; 5)&gt;;</text:span><text:span text:style-name="T32"><text:line-break/></text:span><text:span text:style-name="T32"/></text:p>
                <text:p><text:span text:style-name="T32">call&lt;filter&lt;</text:span><text:span text:style-name="T34">cfe</text:span><text:span text:style-name="T32">&lt;less_than_5&gt;&gt;,</text:span><text:span text:style-name="T32"><text:line-break/></text:span><text:span text:style-name="T32"> int_&lt;1&gt;, int_&lt;2&gt;, int_&lt;7&gt;, int_&lt;8&gt;&gt;{} = </text:span><text:span text:style-name="T32"><text:line-break/></text:span><text:span text:style-name="T32">list&lt;int_&lt;1&gt;, int_&lt;2&gt;&gt;{};</text:span></text:p>
              </text:list-header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item>
                <text:p><text:span text:style-name="T32">Best compile time performance.</text:span></text:p>
              </text:list-item>
              <text:list-item>
                <text:p><text:span text:style-name="T32">Continuation from eager/lazy for better control over what is instantiated</text:span></text:p>
              </text:list-item>
              <text:list-item>
                <text:p><text:span text:style-name="T32">Similar syntax due to being the third library of Odin Holmes</text:span></text:p>
              </text:list-item>
              <text:list-item>
                <text:p><text:span text:style-name="T32">Available on compiler explorer</text:span></text:p>
              </text:list-item>
              <text:list-item>
                <text:p><text:span text:style-name="T32">Focus on continu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ompetition : CppML</text:span></text:p>
          </draw:text-box>
        </draw:frame>
        <draw:frame presentation:style-name="pr5" draw:text-style-name="P12" draw:layer="layout" svg:width="14.602cm" svg:height="8.219cm" svg:x="1.4cm" svg:y="4.6cm" presentation:class="outline" presentation:user-transformed="true">
          <draw:text-box>
            <text:list text:style-name="L2">
              <text:list-header>
                <text:p><text:span text:style-name="T32">template &lt;typename T&gt; </text:span><text:span text:style-name="T32"><text:line-break/></text:span><text:span text:style-name="T32">using Predicate = std::is_same&lt;int, T&gt;;</text:span></text:p>
                <text:p><text:span text:style-name="T32">template &lt;typename... Ts&gt; struct List {};</text:span></text:p>
                <text:p><text:span text:style-name="T32">using T = ml::f&lt;ml::Filter&lt;ml::F&lt;Predicate&gt;,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ml::F&lt;List&gt;&gt;, int, char, int&gt;;</text:span><text:span text:style-name="T32"><text:line-break/></text:span><text:span text:style-name="T32"><text:line-break/></text:span><text:span text:style-name="T32">static_assert(std::is_same&lt;T, List&lt;int, int&gt;&gt;::value,</text:span><text:span text:style-name="T32"><text:line-break/></text:span><text:span text:style-name="T32"> <text:s text:c="17"/>"Filter with a non-empty pack");</text:span></text:p>
              </text:list-header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item>
                <text:p><text:span text:style-name="T32">Released two days ago</text:span></text:p>
              </text:list-item>
              <text:list-item>
                <text:p><text:span text:style-name="T32">Alternative syntax.</text:span></text:p>
              </text:list-item>
              <text:list-item>
                <text:p><text:span text:style-name="T32">Alternative keyword.</text:span></text:p>
              </text:list-item>
              <text:list-item>
                <text:p><text:span text:style-name="T32">Focus on Continuation ( Pipe 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3">
        <draw:frame presentation:style-name="pr8" draw:layer="layout" svg:width="25.199cm" svg:height="2.629cm" svg:x="1.4cm" svg:y="1.571cm" presentation:class="title">
          <draw:text-box>
            <text:p>Let’s call it call_</text:p>
          </draw:text-box>
        </draw:frame>
        <draw:frame presentation:style-name="pr5" draw:text-style-name="P15" draw:layer="layout" svg:width="12.297cm" svg:height="9.878cm" svg:x="1.4cm" svg:y="4.6cm" presentation:class="outline" presentation:user-transformed="true">
          <draw:text-box>
            <text:list text:style-name="L2">
              <text:list-item>
                <text:p><text:span text:style-name="T35">template&lt;typename C, typename ... Inputs&gt;</text:span><text:span text:style-name="T35"><text:line-break/></text:span><text:span text:style-name="T35">struct call_</text:span><text:span text:style-name="T35"><text:line-break/></text:span><text:span text:style-name="T35">{</text:span><text:span text:style-name="T35"><text:line-break/></text:span><text:span text:style-name="T35"> <text:s/>typedef typename Next&lt;C&gt;::template</text:span><text:span text:style-name="T35"><text:line-break/></text:span><text:span text:style-name="T35"> <text:s text:c="14"/>f&lt;Inputs...&gt;::type type;</text:span><text:span text:style-name="T35"><text:line-break/></text:span><text:span text:style-name="T35">};</text:span><text:span text:style-name="T36"><text:line-break/></text:span><text:span text:style-name="T36">struct identity_;</text:span><text:span text:style-name="T36"><text:line-break/></text:span><text:span text:style-name="T36">struct Next&lt; identity_&gt;</text:span><text:span text:style-name="T36"><text:line-break/></text:span><text:span text:style-name="T36">{</text:span><text:span text:style-name="T36"><text:line-break/></text:span><text:span text:style-name="T36"> </text:span><text:span text:style-name="T36"><text:tab/></text:span><text:span text:style-name="T36">template&lt;typename ... Ts&gt;</text:span><text:span text:style-name="T36"><text:line-break/></text:span><text:span text:style-name="T36"> <text:s text:c="8"/>struct f;</text:span><text:span text:style-name="T36"><text:line-break/></text:span><text:span text:style-name="T36"> <text:s text:c="8"/>template&lt;typename T&gt;</text:span><text:span text:style-name="T36"><text:line-break/></text:span><text:span text:style-name="T36"> <text:s text:c="8"/>struct f&lt;T&gt;</text:span><text:span text:style-name="T36"><text:line-break/></text:span><text:span text:style-name="T36"> <text:s text:c="8"/>{</text:span><text:span text:style-name="T36"><text:line-break/></text:span><text:span text:style-name="T36"><text:tab/></text:span><text:span text:style-name="T36"><text:tab/></text:span><text:span text:style-name="T36">typedef T type;</text:span><text:span text:style-name="T36"><text:line-break/></text:span><text:span text:style-name="T36"><text:tab/></text:span><text:span text:style-name="T36">};</text:span><text:span text:style-name="T36"><text:line-break/></text:span><text:span text:style-name="T36">}</text:span><text:span text:style-name="T36"><text:line-break/></text:span><text:span text:style-name="T37">call_&lt;identity_, int&gt;::type my_int = 0;</text:span></text:p>
              </text:list-item>
            </text:list>
          </draw:text-box>
        </draw:frame>
        <draw:frame presentation:style-name="pr5" draw:text-style-name="P16" draw:layer="layout" svg:width="14.164cm" svg:height="9.878cm" svg:x="12.446cm" svg:y="4.6cm" presentation:class="outline" presentation:user-transformed="true">
          <draw:text-box>
            <text:list text:style-name="L2">
              <text:list-item>
                <text:p><text:span text:style-name="T38">Template&lt;</text:span><text:span text:style-name="T38"><text:tab/></text:span><text:span text:style-name="T38">typename T, </text:span><text:span text:style-name="T38"><text:line-break/></text:span><text:span text:style-name="T38"><text:tab/></text:span><text:span text:style-name="T38"><text:tab/></text:span><text:span text:style-name="T38">typename Continue = identity_&gt;</text:span><text:span text:style-name="T38"><text:line-break/></text:span><text:span text:style-name="T38">struct is_;</text:span><text:span text:style-name="T38"><text:line-break/></text:span><text:span text:style-name="T38">template&lt;typename Search_type, typename C&gt;</text:span><text:span text:style-name="T38"><text:line-break/></text:span><text:span text:style-name="T38">struct Next&lt; is_&lt;Search_Type,C&gt;&gt;</text:span><text:span text:style-name="T38"><text:line-break/></text:span><text:span text:style-name="T38">{</text:span><text:span text:style-name="T38"><text:line-break/></text:span><text:span text:style-name="T38"> </text:span><text:span text:style-name="T38"><text:tab/></text:span><text:span text:style-name="T38">template&lt;typename T&gt;</text:span><text:span text:style-name="T38"><text:line-break/></text:span><text:span text:style-name="T38"> <text:s text:c="8"/>struct f</text:span><text:span text:style-name="T38"><text:line-break/></text:span><text:span text:style-name="T38"><text:tab/></text:span><text:span text:style-name="T38">{</text:span><text:span text:style-name="T38"><text:line-break/></text:span><text:span text:style-name="T38"><text:tab/></text:span><text:span text:style-name="T38"><text:tab/></text:span><text:span text:style-name="T38">typedef typename Next&lt;C&gt;::template</text:span><text:span text:style-name="T38"><text:line-break/></text:span><text:span text:style-name="T38"><text:tab/></text:span><text:span text:style-name="T38"> f&lt;typename is_same&lt;</text:span><text:span text:style-name="T39">Search_Type, T&gt;::type &gt;::type</text:span><text:span text:style-name="T39"><text:line-break/></text:span><text:span text:style-name="T39"><text:tab/></text:span><text:span text:style-name="T39"><text:tab/></text:span><text:span text:style-name="T39">type;</text:span><text:span text:style-name="T39"><text:line-break/></text:span><text:span text:style-name="T39"><text:tab/></text:span><text:span text:style-name="T39">}; <text:s text:c="8"/></text:span><text:span text:style-name="T39"><text:line-break/></text:span><text:span text:style-name="T39">};</text:span><text:span text:style-name="T39"><text:line-break/></text:span><text:span text:style-name="T40"><text:line-break/></text:span><text:span text:style-name="T40">call_&lt;is_&lt;int&gt;,int&gt;::type = true_type{};</text:span><text:span text:style-name="T40"><text:line-break/></text:span><text:span text:style-name="T40">call_&lt;is_&lt;int,is_&lt;false_type&gt;&gt;,float&gt;::type = true_type{}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1" presentation:presentation-page-layout-name="AL3T3">
        <draw:frame presentation:style-name="pr4" draw:layer="layout" svg:width="25.199cm" svg:height="2.629cm" svg:x="1.4cm" svg:y="1.571cm" presentation:class="title">
          <draw:text-box>
            <text:p>Copy-Paste All The Things !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span text:style-name="T38">Template&lt; typename Continue = identity_&gt;</text:span><text:span text:style-name="T38"><text:line-break/></text:span><text:span text:style-name="T38">struct listify_{};</text:span><text:span text:style-name="T38"><text:line-break/></text:span><text:span text:style-name="T38">template&lt;typename C&gt;</text:span><text:span text:style-name="T38"><text:line-break/></text:span><text:span text:style-name="T38">struct Next&lt; listify_&lt;C&gt;&gt;</text:span><text:span text:style-name="T38"><text:line-break/></text:span><text:span text:style-name="T38">{</text:span><text:span text:style-name="T38"><text:line-break/></text:span><text:span text:style-name="T38"> </text:span><text:span text:style-name="T38"><text:tab/></text:span><text:span text:style-name="T38">template&lt;typename ... Ts&gt;</text:span><text:span text:style-name="T38"><text:line-break/></text:span><text:span text:style-name="T38"> <text:s text:c="8"/>struct f</text:span><text:span text:style-name="T38"><text:line-break/></text:span><text:span text:style-name="T38"><text:tab/></text:span><text:span text:style-name="T38">{</text:span><text:span text:style-name="T38"><text:line-break/></text:span><text:span text:style-name="T38"><text:tab/></text:span><text:span text:style-name="T38"><text:tab/></text:span><text:span text:style-name="T38">typedef typename Next&lt;C&gt;::template</text:span><text:span text:style-name="T38"><text:line-break/></text:span><text:span text:style-name="T38"><text:tab/></text:span><text:span text:style-name="T38"> </text:span><text:span text:style-name="T38"><text:tab/></text:span><text:span text:style-name="T38"><text:tab/></text:span><text:span text:style-name="T41">f&lt;</text:span><text:span text:style-name="T42"> type_list&lt;Ts...&gt;</text:span><text:span text:style-name="T40"> </text:span><text:span text:style-name="T43">&gt;</text:span><text:span text:style-name="T39">::type</text:span><text:span text:style-name="T39"><text:line-break/></text:span><text:span text:style-name="T39"><text:tab/></text:span><text:span text:style-name="T39"><text:tab/></text:span><text:span text:style-name="T39">type;</text:span><text:span text:style-name="T39"><text:line-break/></text:span><text:span text:style-name="T39"><text:tab/></text:span><text:span text:style-name="T39">}; <text:s text:c="8"/></text:span><text:span text:style-name="T39"><text:line-break/></text:span><text:span text:style-name="T39">};</text:span></text:p>
              </text:list-item>
            </text:list>
          </draw:text-box>
        </draw:frame>
        <draw:frame presentation:style-name="pr10" draw:text-style-name="P17" draw:layer="layout" svg:width="12.297cm" svg:height="8.219cm" svg:x="14.313cm" svg:y="4.6cm" presentation:class="outline">
          <draw:text-box>
            <text:list text:style-name="L2">
              <text:list-item>
                <text:p><text:span text:style-name="T44">Template&lt;</text:span><text:span text:style-name="T44"><text:tab/></text:span><text:span text:style-name="T44">typename Transformation, </text:span><text:span text:style-name="T44"><text:line-break/></text:span><text:span text:style-name="T44"><text:tab/></text:span><text:span text:style-name="T44"><text:tab/></text:span><text:span text:style-name="T44">typename Continue = listify_&lt;&gt;&gt;</text:span><text:span text:style-name="T44"><text:line-break/></text:span><text:span text:style-name="T44">struct transform_;</text:span><text:span text:style-name="T44"><text:line-break/></text:span><text:span text:style-name="T44">template&lt;typename Tr, typename C&gt;</text:span><text:span text:style-name="T44"><text:line-break/></text:span><text:span text:style-name="T44">struct Next&lt; transform_&lt;Tr,C&gt;&gt;</text:span><text:span text:style-name="T44"><text:line-break/></text:span><text:span text:style-name="T44">{</text:span><text:span text:style-name="T44"><text:line-break/></text:span><text:span text:style-name="T44"> </text:span><text:span text:style-name="T44"><text:tab/></text:span><text:span text:style-name="T44">template&lt;typename … Ts&gt;</text:span><text:span text:style-name="T44"><text:line-break/></text:span><text:span text:style-name="T44"> <text:s text:c="8"/>struct f</text:span><text:span text:style-name="T44"><text:line-break/></text:span><text:span text:style-name="T44"><text:tab/></text:span><text:span text:style-name="T44">{</text:span><text:span text:style-name="T44"><text:line-break/></text:span><text:span text:style-name="T44"><text:tab/></text:span><text:span text:style-name="T44"><text:tab/></text:span><text:span text:style-name="T44">typedef typename Next&lt;C&gt;::template</text:span><text:span text:style-name="T44"><text:line-break/></text:span><text:span text:style-name="T44"><text:tab/></text:span><text:span text:style-name="T44"> f&lt;</text:span><text:span text:style-name="T44"><text:line-break/></text:span><text:span text:style-name="T44">typename </text:span><text:span text:style-name="T45">Next&lt;Tr&gt;::template f&lt;Ts&gt;::type</text:span><text:span text:style-name="T44"> </text:span><text:span text:style-name="T46">…</text:span><text:span text:style-name="T46"><text:line-break/></text:span><text:span text:style-name="T46"><text:tab/></text:span><text:span text:style-name="T46"><text:tab/></text:span><text:span text:style-name="T44"> &gt;::type</text:span><text:span text:style-name="T44"><text:line-break/></text:span><text:span text:style-name="T44"><text:tab/></text:span><text:span text:style-name="T44"><text:tab/></text:span><text:span text:style-name="T44"><text:tab/></text:span><text:span text:style-name="T44">type;</text:span><text:span text:style-name="T44"><text:line-break/></text:span><text:span text:style-name="T44"><text:tab/></text:span><text:span text:style-name="T44">}; <text:s text:c="8"/></text:span><text:span text:style-name="T44"><text:line-break/></text:span><text:span text:style-name="T44">};</text:span></text:p>
              </text:list-item>
            </text:list>
          </draw:text-box>
        </draw:frame>
        <draw:frame draw:style-name="gr6" draw:text-style-name="P18" draw:layer="layout" svg:width="17.526cm" svg:height="0.962cm" svg:x="5.08cm" svg:y="12.446cm">
          <draw:text-box>
            <text:p><text:span text:style-name="T47">Most of the time I just copy paste and modify what I w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1" presentation:presentation-page-layout-name="AL6T14">
        <draw:frame presentation:style-name="pr4" draw:layer="layout" svg:width="25.199cm" svg:height="2.629cm" svg:x="1.4cm" svg:y="1.571cm" presentation:class="title">
          <draw:text-box>
            <text:p>Step by Steps</text:p>
          </draw:text-box>
        </draw:frame>
        <draw:frame presentation:style-name="pr5" draw:layer="layout" svg:width="25.199cm" svg:height="3.92cm" svg:x="1.4cm" svg:y="4.6cm" presentation:class="outline">
          <draw:text-box>
            <text:list text:style-name="L2">
              <text:list-header>
                <text:p>call_&lt;filter_&lt;<text:span text:style-name="T48">not_&lt;is_pointer_&lt;&gt;&gt;</text:span>, <text:tab/><text:tab/><text:tab/><text:tab/><text:tab/><text:tab/><text:tab/>transform_&lt;<text:span text:style-name="T48">add_const_&lt;&gt;</text:span>,<text:line-break/><text:tab/><text:tab/><text:span text:style-name="T48">listify_&lt;&gt;</text:span>&gt;, Ts…&gt;::type</text:p>
              </text:list-header>
            </text:list>
          </draw:text-box>
        </draw:frame>
        <draw:frame presentation:style-name="pr10" draw:text-style-name="P17" draw:layer="layout" svg:width="25.199cm" svg:height="3.92cm" svg:x="1.4cm" svg:y="8.893cm" presentation:class="outline">
          <draw:text-box>
            <text:list text:style-name="L2">
              <text:list-item>
                <text:p><text:span text:style-name="T49">FILTER : f&lt;int,short*,string&gt; → f&lt;int,string&gt; </text:span><text:span text:style-name="T49"><text:line-break/></text:span><text:span text:style-name="T49"><text:tab/></text:span><text:span text:style-name="T49"><text:tab/></text:span><text:span text:style-name="T49"><text:tab/></text:span><text:span text:style-name="T49"><text:tab/></text:span><text:span text:style-name="T49"> <text:s/></text:span><text:span text:style-name="T49"><text:tab/></text:span><text:span text:style-name="T49"><text:tab/></text:span><text:span text:style-name="T49"> </text:span><text:span text:style-name="T49"><text:tab/></text:span><text:span text:style-name="T49">f_impl&lt;true_t,false_t,true_t&gt;</text:span></text:p>
              </text:list-item>
              <text:list-item>
                <text:p><text:span text:style-name="T49">TRANSFORM : f&lt;int,string&gt;</text:span><text:span text:style-name="T50">→ f&lt;const int, const string&gt;</text:span></text:p>
              </text:list-item>
              <text:list-item>
                <text:p><text:span text:style-name="T50">LISTIFY : f&lt;const int, const string&gt; → type_list&lt;const int, const str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Customization point : template templat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 </text:span><text:span text:style-name="T41">template&lt;typename ... &gt; class F</text:span><text:span text:style-name="T38">&gt;</text:span><text:span text:style-name="T38"><text:line-break/></text:span><text:span text:style-name="T38">struct lift_{};</text:span><text:span text:style-name="T38"><text:line-break/></text:span><text:span text:style-name="T38"><text:line-break/></text:span><text:span text:style-name="T44">template&lt;</text:span><text:span text:style-name="T51">template&lt;typename ... &gt; class F</text:span><text:span text:style-name="T44">, typename C&gt;</text:span><text:span text:style-name="T44"><text:line-break/></text:span><text:span text:style-name="T44">struct Next&lt; lift_&lt; </text:span><text:span text:style-name="T51">F</text:span><text:span text:style-name="T44"> ,C&gt;&gt;</text:span><text:span text:style-name="T44"><text:line-break/></text:span><text:span text:style-name="T44">{</text:span><text:span text:style-name="T44"><text:line-break/></text:span><text:span text:style-name="T44"> </text:span><text:span text:style-name="T44"><text:tab/></text:span><text:span text:style-name="T44">template&lt;typename … Ts&gt;</text:span><text:span text:style-name="T44"><text:line-break/></text:span><text:span text:style-name="T44"> <text:s text:c="8"/>struct f</text:span><text:span text:style-name="T44"><text:line-break/></text:span><text:span text:style-name="T44"><text:tab/></text:span><text:span text:style-name="T44">{ </text:span><text:span text:style-name="T46">// quote_ is the same but without getting the type</text:span><text:span text:style-name="T44"><text:line-break/></text:span><text:span text:style-name="T44"><text:tab/></text:span><text:span text:style-name="T44"><text:tab/></text:span><text:span text:style-name="T44">typedef typename Next&lt;C&gt;::template</text:span><text:span text:style-name="T44"><text:line-break/></text:span><text:span text:style-name="T44"><text:tab/></text:span><text:span text:style-name="T44"> f&lt;</text:span><text:span text:style-name="T51">typename F</text:span><text:span text:style-name="T45">&lt;Ts...&gt;::type</text:span><text:span text:style-name="T44">&gt;::type</text:span><text:span text:style-name="T44"><text:line-break/></text:span><text:span text:style-name="T44"><text:tab/></text:span><text:span text:style-name="T44"><text:tab/></text:span><text:span text:style-name="T44">type;</text:span><text:span text:style-name="T44"><text:line-break/></text:span><text:span text:style-name="T44"><text:tab/></text:span><text:span text:style-name="T44">}; <text:s text:c="8"/></text:span><text:span text:style-name="T44"><text:line-break/></text:span><text:span text:style-name="T44">};</text:span></text:p>
              </text:list-item>
            </text:list>
          </draw:text-box>
        </draw:frame>
        <draw:frame presentation:style-name="pr10" draw:text-style-name="P6" draw:layer="layout" svg:width="10.608cm" svg:height="8.219cm" svg:x="16.002cm" svg:y="4.6cm" presentation:class="outline" presentation:user-transformed="true">
          <draw:text-box>
            <text:list text:style-name="L2">
              <text:list-header>
                <text:p><text:span text:style-name="T19">Template&lt; typename T &gt;</text:span><text:span text:style-name="T19"><text:line-break/></text:span><text:span text:style-name="T19">struct Add_i</text:span><text:span text:style-name="T19"><text:line-break/></text:span><text:span text:style-name="T19">{};</text:span><text:span text:style-name="T19"><text:line-break/></text:span><text:span text:style-name="T19">template&lt;int I, int J&gt;</text:span><text:span text:style-name="T19"><text:line-break/></text:span><text:span text:style-name="T19">struct Add_i&lt; int_&lt;I&gt;, int_&lt;J&gt; &gt;</text:span><text:span text:style-name="T19"><text:line-break/></text:span><text:span text:style-name="T19">{</text:span><text:span text:style-name="T19"><text:line-break/></text:span><text:span text:style-name="T19"><text:tab/></text:span><text:span text:style-name="T19">typedef int_&lt;I + J&gt; type;</text:span><text:span text:style-name="T19"><text:line-break/></text:span><text:span text:style-name="T19">};</text:span><text:span text:style-name="T19"><text:line-break/></text:span><text:span text:style-name="T19"><text:line-break/></text:span><text:span text:style-name="T21">call_&lt;lift_&lt;Add_i&gt;, </text:span><text:span text:style-name="T21"><text:line-break/></text:span><text:span text:style-name="T21"><text:tab/></text:span><text:span text:style-name="T21">int_&lt;4&gt;, int_&lt;5&gt;&gt;::type</text:span><text:span text:style-name="T21"><text:line-break/></text:span><text:span text:style-name="T21"> result = int_&lt;9&gt;{};</text:span><text:span text:style-name="T21"><text:line-break/></text:span><text:span text:style-name="T21"><text:line-break/></text:span><text:span text:style-name="T21">call_&lt;fold_left_&lt;lift_&lt;Add_i&gt;&gt;,</text:span><text:span text:style-name="T21"><text:line-break/></text:span><text:span text:style-name="T21">i_&lt;1&gt;,i_&lt;2&gt;,i_&lt;3&gt;,i_&lt;4&gt;&gt;::type </text:span><text:span text:style-name="T21"><text:line-break/></text:span><text:span text:style-name="T21">result2 = i_&lt;10&gt;{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// FORWARD DECLARATION</text:span><text:span text:style-name="T38"><text:line-break/></text:span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Lindex, typename LType&gt; </text:span><text:span text:style-name="T38"><text:line-break/></text:span><text:span text:style-name="T38">struct tuple_dispatch;</text:span><text:span text:style-name="T38"><text:line-break/></text:span><text:span text:style-name="T52">template&lt;typename…Ts&gt; </text:span><text:span text:style-name="T52"><text:line-break/></text:span><text:span text:style-name="T52">struct tuple;</text:span></text:p>
              </text:list-item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user-transformed="true">
          <draw:text-box>
            <text:list text:style-name="L2">
              <text:list-header>
                <text:p><text:span text:style-name="T32">Template&lt;int I,typename First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typename … Ts&gt;</text:span><text:span text:style-name="T32"><text:line-break/></text:span><text:span text:style-name="T32">struct tupl_imp</text:span><text:span text:style-name="T32"><text:line-break/></text:span><text:span text:style-name="T32"><text:tab/></text:span><text:span text:style-name="T32">: tupl_impl&lt;I, First&gt;, </text:span><text:span text:style-name="T32"><text:line-break/></text:span><text:span text:style-name="T32"><text:tab/></text:span><text:span text:style-name="T32"> <text:s/>tupl_impl&lt;I + 1, Ts...&gt; {…};</text:span></text:p>
              </text:list-header>
              <text:list-item>
                <text:p><text:span text:style-name="T32">template&lt;int I, typename T&gt;</text:span><text:span text:style-name="T32"><text:line-break/></text:span><text:span text:style-name="T32">struct tupl_impl&lt;I, T&gt; </text:span><text:span text:style-name="T32"><text:line-break/></text:span><text:span text:style-name="T32">{</text:span><text:span text:style-name="T32"><text:line-break/></text:span><text:span text:style-name="T32">T data;</text:span><text:span text:style-name="T32"><text:line-break/></text:span><text:span text:style-name="T32">}</text:span></text:p>
              </text:list-item>
              <text:list-item>
                <text:p><text:span text:style-name="T32">template&lt;typename ... Ts &gt;</text:span><text:span text:style-name="T32"><text:line-break/></text:span><text:span text:style-name="T32">struct tuple : tupl_impl&lt;0,Ts...&gt;{…}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tuple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tuple_impl&lt;Is, Ts&gt; … </text:span><text:span text:style-name="T38"><text:line-break/></text:span><text:span text:style-name="T38">{};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tuple;</text:span></text:p>
              </text:list-item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tuple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tuple_impl&lt;Is, Ts&gt; … </text:span><text:span text:style-name="T38"><text:line-break/></text:span><text:span text:style-name="T38">{};</text:span></text:p>
                <text:p><text:span text:style-name="T38">typedef fork_&lt;lenght_&lt;make_sequence_&lt;&gt;&gt;,</text:span><text:span text:style-name="T38"><text:line-break/></text:span><text:span text:style-name="T38"><text:tab/></text:span><text:span text:style-name="T38"><text:tab/></text:span><text:span text:style-name="T38">listify_&lt;&gt;,</text:span><text:span text:style-name="T38"><text:line-break/></text:span><text:span text:style-name="T38"><text:tab/></text:span><text:span text:style-name="T38"><text:tab/></text:span><text:span text:style-name="T38">quote_&lt;tuple_dispatch&gt;&gt; tuple_metafunction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tuple : call_&lt;tuple_metafunction,Ts...&gt;::type</text:span><text:span text:style-name="T52"><text:line-break/></text:span><text:span text:style-name="T52">{};</text:span></text:p>
              </text:list-item>
            </text:list>
          </draw:text-box>
        </draw:frame>
        <draw:frame presentation:style-name="pr10" draw:text-style-name="P12" draw:layer="layout" svg:width="10.608cm" svg:height="8.219cm" svg:x="16.002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tuple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tuple_impl&lt;Is, Ts&gt; … </text:span><text:span text:style-name="T38"><text:line-break/></text:span><text:span text:style-name="T38">{};</text:span></text:p>
                <text:p><text:span text:style-name="T38">typedef fork_&lt;lenght_&lt;make_sequence_&lt;&gt;&gt;,</text:span><text:span text:style-name="T38"><text:line-break/></text:span><text:span text:style-name="T38"><text:tab/></text:span><text:span text:style-name="T38"><text:tab/></text:span><text:span text:style-name="T38">listify_&lt;&gt;,</text:span><text:span text:style-name="T38"><text:line-break/></text:span><text:span text:style-name="T38"><text:tab/></text:span><text:span text:style-name="T38"><text:tab/></text:span><text:span text:style-name="T38">quote_&lt;tuple_dispatch&gt;&gt; tuple_metafunction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tuple : call_&lt;tuple_metafunction,Ts...&gt;::type</text:span><text:span text:style-name="T52"><text:line-break/></text:span><text:span text:style-name="T52">{};</text:span></text:p>
              </text:list-item>
            </text:list>
          </draw:text-box>
        </draw:frame>
        <draw:frame presentation:style-name="pr10" draw:text-style-name="P12" draw:layer="layout" svg:width="12.386cm" svg:height="8.219cm" svg:x="14.224cm" svg:y="4.6cm" presentation:class="outline" presentation:user-transformed="true">
          <draw:text-box>
            <text:list text:style-name="L2">
              <text:list-item>
                <text:p><text:span text:style-name="T32">Struct tuple_dispatch&lt;Is...,Ts...&gt;</text:span><text:span text:style-name="T32"><text:line-break/></text:span><text:span text:style-name="T32">{</text:span><text:span text:style-name="T32"><text:line-break/></text:span><text:span text:style-name="T32">template&lt;unsigned int Index&gt;</text:span><text:span text:style-name="T32"><text:line-break/></text:span><text:span text:style-name="T32">call_&lt;index_&lt;Index&gt;,Ts...&gt;::type&amp; //</text:span><text:span text:style-name="T54">return</text:span><text:span text:style-name="T32"><text:line-break/></text:span><text:span text:style-name="T32"><text:tab/></text:span><text:span text:style-name="T32">get() // </text:span><text:span text:style-name="T54">Function name</text:span><text:span text:style-name="T32"><text:line-break/></text:span><text:span text:style-name="T32"><text:tab/></text:span><text:span text:style-name="T32">{</text:span><text:span text:style-name="T32"><text:line-break/></text:span><text:span text:style-name="T30">typedef call_&lt;index_&lt;Index&gt;,Ts...&gt;::type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request_type;</text:span><text:span text:style-name="T32"><text:line-break/></text:span><text:span text:style-name="T32">return <text:s/></text:span><text:span text:style-name="T32"><text:line-break/></text:span><text:span text:style-name="T32">::tuple_impl&lt;Index,</text:span><text:span text:style-name="T30">request_type</text:span><text:span text:style-name="T32">&gt;::data;</text:span><text:span text:style-name="T32"><text:line-break/></text:span><text:span text:style-name="T32"><text:tab/></text:span><text:span text:style-name="T32">}</text:span><text:span text:style-name="T32"><text:line-break/></text:span><text:span text:style-name="T32">}</text:span></text:p>
              </text:list-item>
            </text:list>
          </draw:text-box>
        </draw:frame>
        <draw:frame draw:style-name="gr6" draw:text-style-name="P19" draw:layer="layout" svg:width="11.176cm" svg:height="0.962cm" svg:x="7.874cm" svg:y="13.208cm">
          <draw:text-box>
            <text:p><text:span text:style-name="T55">Sorry for the formatting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tuple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tuple_impl&lt;Is, Ts&gt; … </text:span><text:span text:style-name="T38"><text:line-break/></text:span><text:span text:style-name="T38">{};</text:span></text:p>
                <text:p><text:span text:style-name="T38">typedef fork_&lt;lenght_&lt;make_sequence_&lt;&gt;&gt;,</text:span><text:span text:style-name="T38"><text:line-break/></text:span><text:span text:style-name="T38"><text:tab/></text:span><text:span text:style-name="T38"><text:tab/></text:span><text:span text:style-name="T38">listify_&lt;&gt;,</text:span><text:span text:style-name="T38"><text:line-break/></text:span><text:span text:style-name="T38"><text:tab/></text:span><text:span text:style-name="T38"><text:tab/></text:span><text:span text:style-name="T38">quote_&lt;tuple_dispatch&gt;&gt; tuple_metafunction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tuple : call_&lt;tuple_metafunction,Ts...&gt;::type</text:span><text:span text:style-name="T52"><text:line-break/></text:span><text:span text:style-name="T52">{};</text:span></text:p>
              </text:list-item>
            </text:list>
          </draw:text-box>
        </draw:frame>
        <draw:frame presentation:style-name="pr10" draw:text-style-name="P12" draw:layer="layout" svg:width="13.148cm" svg:height="8.219cm" svg:x="13.462cm" svg:y="4.6cm" presentation:class="outline" presentation:user-transformed="true">
          <draw:text-box>
            <text:list text:style-name="L2">
              <text:list-item>
                <text:p><text:span text:style-name="T56">Struct tuple_dispatch&lt;list_&lt;Is...&gt;,list_&lt;Ts...&gt;&gt;</text:span><text:span text:style-name="T56"><text:line-break/></text:span><text:span text:style-name="T56">{</text:span><text:span text:style-name="T56"><text:line-break/></text:span><text:span text:style-name="T56">template&lt;typename U&gt;</text:span><text:span text:style-name="T56"><text:line-break/></text:span><text:span text:style-name="T56">U make_as_tuple() </text:span><text:span text:style-name="T56"><text:line-break/></text:span><text:span text:style-name="T56"><text:tab/></text:span><text:span text:style-name="T56">{</text:span><text:span text:style-name="T56"><text:line-break/></text:span><text:span text:style-name="T56"><text:tab/></text:span><text:span text:style-name="T56">return U(</text:span><text:span text:style-name="T32">::tuple_impl</text:span><text:span text:style-name="T57">&lt;Is,Ts&gt;</text:span><text:span text:style-name="T32">::data ...) ;</text:span><text:span text:style-name="T32"><text:line-break/></text:span><text:span text:style-name="T32"> </text:span><text:span text:style-name="T32"><text:tab/></text:span><text:span text:style-name="T32">}</text:span><text:span text:style-name="T32"><text:line-break/></text:span><text:span text:style-name="T32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Tuple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tuple_impl </text:span><text:span text:style-name="T38"><text:line-break/></text:span><text:span text:style-name="T38">{ T data;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tuple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tuple_impl&lt;Is, Ts&gt; … </text:span><text:span text:style-name="T38"><text:line-break/></text:span><text:span text:style-name="T38">{};</text:span></text:p>
                <text:p><text:span text:style-name="T38">typedef fork_&lt;lenght_&lt;make_sequence_&lt;&gt;&gt;,</text:span><text:span text:style-name="T38"><text:line-break/></text:span><text:span text:style-name="T38"><text:tab/></text:span><text:span text:style-name="T38"><text:tab/></text:span><text:span text:style-name="T38">listify_&lt;&gt;,</text:span><text:span text:style-name="T38"><text:line-break/></text:span><text:span text:style-name="T38"><text:tab/></text:span><text:span text:style-name="T38"><text:tab/></text:span><text:span text:style-name="T38">quote_&lt;tuple_dispatch&gt;&gt; tuple_metafunction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tuple : call_&lt;tuple_metafunction,Ts...&gt;::type</text:span><text:span text:style-name="T52"><text:line-break/></text:span><text:span text:style-name="T52">{};</text:span></text:p>
              </text:list-item>
            </text:list>
          </draw:text-box>
        </draw:frame>
        <draw:frame presentation:style-name="pr10" draw:text-style-name="P12" draw:layer="layout" svg:width="13.148cm" svg:height="8.219cm" svg:x="13.462cm" svg:y="4.6cm" presentation:class="outline" presentation:user-transformed="true">
          <draw:text-box>
            <text:list text:style-name="L2">
              <text:list-item>
                <text:p><text:span text:style-name="T56">template&lt;typename Visitor&gt;</text:span><text:span text:style-name="T56"><text:line-break/></text:span><text:span text:style-name="T58">decltype(declval&lt;Visitor&gt;()(declval&lt;Ts&gt;()...))</text:span><text:span text:style-name="T59"> </text:span><text:span text:style-name="T60"><text:line-break/></text:span><text:span text:style-name="T56">visit_as_tuple(Visitor&amp;&amp; m_visit) </text:span><text:span text:style-name="T56"><text:line-break/></text:span><text:span text:style-name="T56"><text:tab/></text:span><text:span text:style-name="T56">{</text:span><text:span text:style-name="T56"><text:line-break/></text:span><text:span text:style-name="T56"><text:tab/></text:span><text:span text:style-name="T32">m_visit( ::tuple_impl</text:span><text:span text:style-name="T57">&lt;Is,Ts&gt;</text:span><text:span text:style-name="T32">::data <text:s/>…);</text:span><text:span text:style-name="T32"><text:line-break/></text:span><text:span text:style-name="T32"> </text:span><text:span text:style-name="T32"><text:tab/></text:span><text:span text:style-name="T32">}</text:span><text:span text:style-name="T32"><text:line-break/></text:span><text:span text:style-name="T56">template&lt;typename Visitor&gt;</text:span><text:span text:style-name="T56"><text:line-break/></text:span><text:span text:style-name="T59">void</text:span><text:span text:style-name="T60"> </text:span><text:span text:style-name="T56">visit(Visitor&amp;&amp; m_visit) </text:span><text:span text:style-name="T56"><text:line-break/></text:span><text:span text:style-name="T56"><text:tab/></text:span><text:span text:style-name="T56">{</text:span><text:span text:style-name="T56"><text:line-break/></text:span><text:span text:style-name="T56"><text:tab/></text:span><text:span text:style-name="T54">// const int array[] = {(expr(),1),2,3}; </text:span><text:span text:style-name="T32"><text:line-break/></text:span><text:span text:style-name="T32"> <text:s/></text:span><text:span text:style-name="T32"><text:tab/></text:span><text:span text:style-name="T32">const bool fold_trick[] =</text:span><text:span text:style-name="T32"><text:line-break/></text:span><text:span text:style-name="T32">{( m_visit( ::tuple_impl</text:span><text:span text:style-name="T57">&lt;Is,Ts&gt;</text:span><text:span text:style-name="T32">::data ) <text:s/>,false)…};</text:span><text:span text:style-name="T32"><text:line-break/></text:span><text:span text:style-name="T32"> </text:span><text:span text:style-name="T32"><text:tab/></text:span><text:span text:style-name="T32">}</text:span><text:span text:style-name="T32"><text:line-break/></text:span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lassy_5f_Red1" presentation:presentation-page-layout-name="AL3T3"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33">Usage : Variant</text:span></text:p>
          </draw:text-box>
        </draw:frame>
        <draw:frame presentation:style-name="pr5" draw:layer="layout" svg:width="16.888cm" svg:height="8.219cm" svg:x="1.4cm" svg:y="4.6cm" presentation:class="outline" presentation:user-transformed="true">
          <draw:text-box>
            <text:list text:style-name="L2">
              <text:list-item>
                <text:p><text:span text:style-name="T38">template&lt;typename Index, typename T &gt; </text:span><text:span text:style-name="T38"><text:line-break/></text:span><text:span text:style-name="T38">struct variant_impl </text:span><text:span text:style-name="T38"><text:line-break/></text:span><text:span text:style-name="T38">{ };</text:span><text:span text:style-name="T38"><text:line-break/></text:span><text:span text:style-name="T38">template&lt;typename … Is, typename ...Ts&gt; </text:span><text:span text:style-name="T38"><text:line-break/></text:span><text:span text:style-name="T38">struct </text:span><text:span text:style-name="T41">variant_dispatch</text:span><text:span text:style-name="T38">&lt;</text:span><text:span text:style-name="T53">list_&lt;Is...&gt;,list_&lt;Ts...&gt;</text:span><text:span text:style-name="T38">&gt;</text:span><text:span text:style-name="T38"><text:line-break/></text:span><text:span text:style-name="T38"> <text:s/>: variant_impl&lt;Is, Ts&gt; … </text:span><text:span text:style-name="T38"><text:line-break/></text:span><text:span text:style-name="T38">{</text:span><text:span text:style-name="T38"><text:tab/></text:span><text:span text:style-name="T38"><text:line-break/></text:span><text:span text:style-name="T38"><text:tab/></text:span><text:span text:style-name="T38">std::aligned_storage&lt;Ts...&gt;::type storage;</text:span><text:span text:style-name="T38"><text:line-break/></text:span><text:span text:style-name="T38"><text:tab/></text:span><text:span text:style-name="T38">int index;</text:span><text:span text:style-name="T38"><text:line-break/></text:span><text:span text:style-name="T38">};</text:span><text:span text:style-name="T38"><text:line-break/></text:span><text:span text:style-name="T38">typedef fork_&lt;lenght_&lt;make_sequence_&lt;&gt;&gt;,</text:span><text:span text:style-name="T38"><text:line-break/></text:span><text:span text:style-name="T38"><text:tab/></text:span><text:span text:style-name="T38"><text:tab/></text:span><text:span text:style-name="T38">listify_&lt;&gt;,</text:span><text:span text:style-name="T38"><text:line-break/></text:span><text:span text:style-name="T38"><text:tab/></text:span><text:span text:style-name="T38"><text:tab/></text:span><text:span text:style-name="T38">quote_&lt;variant_dispatch&gt;&gt; </text:span><text:span text:style-name="T38"><text:line-break/></text:span><text:span text:style-name="T38">variant_metafunction;</text:span><text:span text:style-name="T38"><text:line-break/></text:span><text:span text:style-name="T38"><text:line-break/></text:span><text:span text:style-name="T52">template&lt;typename…Ts&gt; </text:span><text:span text:style-name="T52"><text:line-break/></text:span><text:span text:style-name="T52">struct variant : call_&lt;variant_metafunction,Ts...&gt;::type</text:span><text:span text:style-name="T52"><text:line-break/></text:span><text:span text:style-name="T52">{};</text:span></text:p>
              </text:list-item>
            </text:list>
          </draw:text-box>
        </draw:frame>
        <draw:frame presentation:style-name="pr10" draw:text-style-name="P20" draw:layer="layout" svg:width="13.148cm" svg:height="8.219cm" svg:x="13.462cm" svg:y="4.6cm" presentation:class="outline" presentation:user-transformed="true">
          <draw:text-box>
            <text:list text:style-name="L2">
              <text:list-item>
                <text:p><text:span text:style-name="T61">template&lt;typename T&gt;</text:span><text:span text:style-name="T61"><text:line-break/></text:span><text:span text:style-name="T62">void</text:span><text:span text:style-name="T63"> </text:span><text:span text:style-name="T63"><text:line-break/></text:span><text:span text:style-name="T63">variant_impl::</text:span><text:span text:style-name="T64">set_impl</text:span><text:span text:style-name="T61">(T&amp; new_value, AlwaysStorage&amp; s) </text:span><text:span text:style-name="T61"><text:line-break/></text:span><text:span text:style-name="T61"><text:tab/></text:span><text:span text:style-name="T61">{</text:span><text:span text:style-name="T61"><text:line-break/></text:span><text:span text:style-name="T61"><text:tab/></text:span><text:span text:style-name="T61">new</text:span><text:span text:style-name="T65"> (s&amp;) static_cast&lt;void*&gt;((T)new_value); </text:span><text:span text:style-name="T65"><text:line-break/></text:span><text:span text:style-name="T65"> </text:span><text:span text:style-name="T65"><text:tab/></text:span><text:span text:style-name="T65">}</text:span><text:span text:style-name="T65"><text:line-break/></text:span><text:span text:style-name="T61">template&lt;typename T&gt;</text:span><text:span text:style-name="T61"><text:line-break/></text:span><text:span text:style-name="T66">void</text:span><text:span text:style-name="T64"> </text:span><text:span text:style-name="T64"><text:line-break/></text:span><text:span text:style-name="T64">variant_dispatch::set</text:span><text:span text:style-name="T61">(T&amp; value) </text:span><text:span text:style-name="T61"><text:line-break/></text:span><text:span text:style-name="T61"><text:tab/></text:span><text:span text:style-name="T61">{</text:span><text:span text:style-name="T61"><text:line-break/></text:span><text:span text:style-name="T61"><text:tab/></text:span><text:span text:style-name="T65">// bool found = false; </text:span><text:span text:style-name="T65"><text:line-break/></text:span><text:span text:style-name="T65"> <text:s/></text:span><text:span text:style-name="T65"><text:tab/></text:span><text:span text:style-name="T65">const bool fold_trick[] =</text:span><text:span text:style-name="T65"><text:line-break/></text:span><text:span text:style-name="T65">{( (!found &amp;&amp; index == Is) ?</text:span><text:span text:style-name="T65"><text:line-break/></text:span><text:span text:style-name="T65"> ::tuple_impl</text:span><text:span text:style-name="T67">&lt;Is,Ts&gt;</text:span><text:span text:style-name="T65">::set_impl(value,storage) ,found =true ,</text:span><text:span text:style-name="T65"><text:line-break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true:false)…};</text:span><text:span text:style-name="T65"><text:line-break/></text:span><text:span text:style-name="T65"> </text:span><text:span text:style-name="T65"><text:tab/></text:span><text:span text:style-name="T65">}</text:span><text:span text:style-name="T65"><text:line-break/></text:span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1:27:37.717395427</meta:creation-date>
    <meta:editing-duration>P14DT8H26M14S</meta:editing-duration>
    <meta:editing-cycles>59</meta:editing-cycles>
    <meta:generator>LibreOffice/6.2.8.2$Linux_X86_64 LibreOffice_project/20$Build-2</meta:generator>
    <dc:title>Classy Red</dc:title>
    <dc:date>2019-11-19T21:52:15.179200913</dc:date>
    <meta:document-statistic meta:object-count="161"/>
  </office:meta>
</office:document-meta>
</file>